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date" office:date-value="2007-05-09" table:number-columns-spanned="2" table:number-rows-spanned="1">
            <text:p>05/09/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_RC2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Y</text:p>
          </table:table-cell>
          <table:table-cell table:style-name="ce20" office:value-type="string">
            <text:p>WSF-106</text:p>
          </table:table-cell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WSF-106</text:p>
          </table:table-cell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9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9/05/2007</text:date>, <text:time>09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05T09:51:45</dc:date>
    <dc:language>en-US</dc:language>
    <meta:editing-cycles>18</meta:editing-cycles>
    <meta:editing-duration>PT46M15S</meta:editing-duration>
    <meta:user-defined meta:name="Info 1"/>
    <meta:user-defined meta:name="Info 2"/>
    <meta:user-defined meta:name="Info 3"/>
    <meta:user-defined meta:name="Info 4"/>
    <meta:document-statistic meta:table-count="1" meta:cell-count="97"/>
  </office:meta>
</office:document-meta>
</file>